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style:text-underline-style="solid" style:text-underline-width="auto" style:text-underline-color="font-color" officeooo:rsid="000bedb5" officeooo:paragraph-rsid="000bedb5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style:text-underline-style="solid" style:text-underline-width="auto" style:text-underline-color="font-color" officeooo:rsid="000dbae8" officeooo:paragraph-rsid="000dbae8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style:text-underline-style="solid" style:text-underline-width="auto" style:text-underline-color="font-color" fo:font-weight="normal" officeooo:rsid="000e2971" officeooo:paragraph-rsid="000e2971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Standard">
      <style:text-properties fo:language="zxx" fo:country="none" style:text-underline-style="solid" style:text-underline-width="auto" style:text-underline-color="font-color" fo:font-weight="normal" officeooo:rsid="000fcd05" officeooo:paragraph-rsid="000fcd05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Standard">
      <style:text-properties fo:language="zxx" fo:country="none" style:text-underline-style="none" fo:font-weight="normal" officeooo:rsid="000dbae8" officeooo:paragraph-rsid="000dbae8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Standard">
      <style:text-properties fo:language="zxx" fo:country="none" style:text-underline-style="none" fo:font-weight="normal" officeooo:rsid="000e2971" officeooo:paragraph-rsid="000e2971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>
      <style:text-properties fo:language="zxx" fo:country="none" style:text-underline-style="none" fo:font-weight="normal" officeooo:rsid="000fcd05" officeooo:paragraph-rsid="000fcd05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officeooo:rsid="00105755"/>
    </style:style>
    <style:style style:name="T2" style:family="text">
      <style:text-properties officeooo:rsid="00114e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yse</text:p>
      <text:p text:style-name="P1"/>
      <text:p text:style-name="P2">SEO</text:p>
      <text:p text:style-name="P5">- Added meta description</text:p>
      <text:p text:style-name="P6">- Added label to the logo</text:p>
      <text:p text:style-name="P6"/>
      <text:p text:style-name="P3">Best Practices</text:p>
      <text:p text:style-name="P6">- Changed the aspect ratio of images on index.html</text:p>
      <text:p text:style-name="P6"/>
      <text:p text:style-name="P4">Performance</text:p>
      <text:p text:style-name="P7">- <text:span text:style-name="T1">Re-sized images + converted to webp</text:span></text:p>
      <text:p text:style-name="P7">- <text:span text:style-name="T1">added image breakpoints</text:span></text:p>
      <text:p text:style-name="P6">- <text:span text:style-name="T2">hardcoded image siz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1:34:28.359632327</meta:creation-date>
    <dc:date>2022-11-30T14:45:30.722694526</dc:date>
    <meta:editing-duration>PT2H9M11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39" meta:character-count="219" meta:non-whitespace-character-count="190"/>
  </office:meta>
</office:document-meta>
</file>